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text-properties style:font-name="Times New Roman" fo:font-size="12pt" officeooo:rsid="0004205c" officeooo:paragraph-rsid="0004205c"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officeooo:paragraph-rsid="0004205c" style:font-size-asian="12pt" style:font-size-complex="12pt"/>
    </style:style>
    <style:style style:name="P4" style:family="paragraph" style:parent-style-name="Text_20_body">
      <style:paragraph-properties fo:margin-top="0cm" fo:margin-bottom="0cm" style:contextual-spacing="false"/>
      <style:text-properties style:font-name="Times New Roman" fo:font-size="12pt" officeooo:rsid="00061ad9" officeooo:paragraph-rsid="00061ad9" style:font-size-asian="12pt" style:font-size-complex="12pt"/>
    </style:style>
    <style:style style:name="P5"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6" style:family="paragraph" style:parent-style-name="Text_20_body">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7"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8" style:family="paragraph" style:parent-style-name="Text_20_body">
      <style:paragraph-properties fo:margin-top="0cm" fo:margin-bottom="0cm" style:contextual-spacing="false"/>
      <style:text-properties style:font-name="Times New Roman" fo:font-size="12pt" fo:font-weight="bold" officeooo:paragraph-rsid="0004205c" style:font-size-asian="12pt" style:font-size-complex="12pt"/>
    </style:style>
    <style:style style:name="P9" style:family="paragraph" style:parent-style-name="Text_20_body" style:list-style-name="L1">
      <style:paragraph-properties fo:margin-top="0cm" fo:margin-bottom="0cm" style:contextual-spacing="false"/>
      <style:text-properties style:font-name="Times New Roman" fo:font-size="12pt" officeooo:rsid="00054e4c" officeooo:paragraph-rsid="00054e4c" style:font-size-asian="12pt" style:font-size-complex="12pt"/>
    </style:style>
    <style:style style:name="P10" style:family="paragraph" style:parent-style-name="Text_20_body" style:list-style-name="L1">
      <style:paragraph-properties fo:margin-top="0cm" fo:margin-bottom="0cm" style:contextual-spacing="false"/>
      <style:text-properties style:font-name="Times New Roman" fo:font-size="12pt" style:font-size-asian="12pt" style:font-size-complex="12pt"/>
    </style:style>
    <style:style style:name="P11" style:family="paragraph" style:parent-style-name="Text_20_body">
      <style:paragraph-properties fo:margin-top="0cm" fo:margin-bottom="0cm" style:contextual-spacing="false"/>
      <style:text-properties style:font-name="Times New Roman" fo:font-size="12pt" officeooo:rsid="0007e239" officeooo:paragraph-rsid="0007e239" style:font-size-asian="12pt" style:font-size-complex="12pt"/>
    </style:style>
    <style:style style:name="P12" style:family="paragraph" style:parent-style-name="Text_20_body" style:list-style-name="L2">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T1" style:family="text">
      <style:text-properties officeooo:rsid="00054e4c"/>
    </style:style>
    <style:style style:name="T2" style:family="text">
      <style:text-properties officeooo:rsid="0008b2a3"/>
    </style:style>
    <style:style style:name="T3" style:family="text">
      <style:text-properties officeooo:rsid="000a6f67"/>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ame</text:p>
      <text:p text:style-name="P2">Der magische Schild</text:p>
      <text:p text:style-name="P5"><text:bookmark text:name="bjia9"/><text:bookmark text:name="bjia8"/><text:bookmark text:name="bjia7"/></text:p>
      <text:p text:style-name="P5"><text:bookmark text:name="bjia11"/><text:bookmark text:name="bjia10"/>Beschreibung</text:p>
      <text:p text:style-name="P2">Sisgard hat einen Zauberspruch kreiert, der einen magischen Schild erschaffen soll, welcher den Zaubernden vor Pfeilen schützt. <text:span text:style-name="T2">Da sie den Zauber nicht selbst ausprobieren will, </text:span>hat <text:span text:style-name="T2">sie</text:span> dir zwei Zauberspruchrollen gegeben, <text:span text:style-name="T3">um dich darum zu kümmern.</text:span></text:p>
      <text:p text:style-name="P1"><text:bookmark text:name="bjia14"/><text:bookmark text:name="bjia13"/></text:p>
      <text:p text:style-name="P8"><text:bookmark text:name="bjia16"/><text:bookmark text:name="bjia15"/>Typ</text:p>
      <text:p text:style-name="P3">Sekundär</text:p>
      <text:p text:style-name="P1"/>
      <text:p text:style-name="P5"><text:bookmark text:name="x9n43"/><text:bookmark text:name="bjia18"/>Auftraggeber</text:p>
      <text:p text:style-name="P11">Sisgard</text:p>
      <text:p text:style-name="P5"><text:bookmark text:name="v1ic1"/><text:bookmark text:name="v1ic0"/><text:bookmark text:name="bjia182"/></text:p>
      <text:p text:style-name="P5"><text:bookmark text:name="v1ic2"/><text:bookmark text:name="bjia183"/>Verlauf</text:p>
      <text:p text:style-name="P4">Man erhält zwei Zauberspruchrollen. Die eine erzeugt den magischen Schild und die andere einen Pfeilhagel.</text:p>
      <text:p text:style-name="P4">Beides wird automatisch an der Position des Zaubernden erzeugt. Erzeugt man zuerst den Pfeilhagel nimmt man viel Schaden. Erzeugt man den Pfeilhagel nach dem magischen Schild ist das erste Ziel abgeschlossen.</text:p>
      <text:p text:style-name="P4">Danach muss man nur noch Sisgard davon berichten.</text:p>
      <text:p text:style-name="P1"><text:bookmark text:name="bjia19"/><text:bookmark text:name="bjia185"/></text:p>
      <text:p text:style-name="P5"><text:bookmark text:name="bjia21"/><text:bookmark text:name="bjia20"/>Ziele</text:p>
      <text:list xml:id="list4654999236643300000" text:style-name="L1">
        <text:list-item>
          <text:p text:style-name="P9">Beschwöre den magischen Schild und die Pfeile.</text:p>
        </text:list-item>
        <text:list-item>
          <text:p text:style-name="P10"><text:bookmark text:name="p0.f0"/>Berichte <text:span text:style-name="T1">Sisgard von deinem Erfolg.</text:span></text:p>
        </text:list-item>
      </text:list>
      <text:p text:style-name="P1"/>
      <text:p text:style-name="P6">Belohnungen</text:p>
      <text:list xml:id="list721729974343791347" text:style-name="L2">
        <text:list-item>
          <text:p text:style-name="P12">500 Erfahr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7-30T15:44:42</meta:creation-date>
    <dc:language>en-US</dc:language>
    <meta:editing-cycles>13</meta:editing-cycles>
    <meta:editing-duration>PT17M30S</meta:editing-duration>
    <meta:initial-creator>Tamino Dauth</meta:initial-creator>
    <dc:date>2015-02-18T18:33:52.843000000</dc:date>
    <meta:document-statistic meta:table-count="0" meta:image-count="0" meta:object-count="0" meta:page-count="1" meta:paragraph-count="17" meta:word-count="119" meta:character-count="796" meta:non-whitespace-character-count="697"/>
    <meta:user-defined meta:name="Info 1"/>
    <meta:user-defined meta:name="Info 2"/>
    <meta:user-defined meta:name="Info 3"/>
    <meta:user-defined meta:name="Info 4"/>
    <meta:hyperlink-behaviour office:target-frame-name="_top" xlink:show="replace"/>
  </office:meta>
</office:document-meta>
</file>